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P24" style:parent-style-name="TableContents" style:family="paragraph">
      <style:text-properties fo:language="ru" fo:country="RU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language="ru" fo:country="RU"/>
    </style:style>
    <style:style style:name="P31" style:parent-style-name="TableContents" style:family="paragraph">
      <style:text-properties fo:language="ru" fo:country="RU"/>
    </style:style>
    <style:style style:name="P32" style:parent-style-name="TableContents" style:family="paragraph">
      <style:text-properties fo:language="ru" fo:country="RU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P53" style:parent-style-name="TableContents" style:family="paragraph">
      <style:text-properties fo:language="ru" fo:country="RU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language="ru" fo:country="RU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language="ru" fo:country="RU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weight="bold" style:font-weight-asian="bold" style:font-weight-complex="bold" fo:language="ru" fo:country="RU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language="ru" fo:country="RU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language="ru" fo:country="RU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language="ru" fo:country="RU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language="ru" fo:country="RU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language="ru" fo:country="RU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P99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Стерхов Александр Владимиро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«Замена» логики метода в дочернем классе (@Override)</text:p>
          </table:table-cell>
        </table:table-row>
        <table:table-row table:style-name="TableRow18">
          <table:table-cell table:style-name="TableCell19">
            <text:p text:style-name="P20">Какие бывают виды<text:s/>классов?</text:p>
          </table:table-cell>
          <table:table-cell table:style-name="TableCell21">
            <text:p text:style-name="TableContents"><text:span text:style-name="T22">Родительские/дочерние; Реализованный/абстрактный/интерфейс/</text:span>Enum<text:span text:style-name="T23">;</text:span></text:p>
            <text:p text:style-name="P24">Вложенный (внутренний/локальный/анонимный) /статический вложенный<text:s/></text:p>
          </table:table-cell>
        </table:table-row>
        <table:table-row table:style-name="TableRow25">
          <table:table-cell table:style-name="TableCell26">
            <text:p text:style-name="TableContents"><text:span text:style-name="T27">Как и зачем можно использовать модификатор<text:s/></text:span>final<text:span text:style-name="T28">?</text:span></text:p>
          </table:table-cell>
          <table:table-cell table:style-name="TableCell29">
            <text:p text:style-name="P30">С классом – класс не может иметь потомков;</text:p>
            <text:p text:style-name="P31">С методом – метод не<text:s/>может быть переопределен;</text:p>
            <text:p text:style-name="P32">С переменной – невозможно изменить после реализации.</text:p>
          </table:table-cell>
        </table:table-row>
        <table:table-row table:style-name="TableRow33">
          <table:table-cell table:style-name="TableCell34">
            <text:p text:style-name="TableContents"><text:span text:style-name="T35">Какие есть варианты использования ключевого слова<text:s/></text:span>try<text:span text:style-name="T36">?</text:span></text:p>
          </table:table-cell>
          <table:table-cell table:style-name="TableCell37">
            <text:p text:style-name="TableContents"><text:span text:style-name="T38">Для обработки исключений (</text:span>try<text:span text:style-name="T39">-</text:span>catch<text:span text:style-name="T40">) либо для автоматического закрытия ресурсов (</text:span>try<text:span text:style-name="T41">-</text:span>with<text:span text:style-name="T42">-</text:span>resourses<text:span text:style-name="T43">)</text:span></text:p>
          </table:table-cell>
        </table:table-row>
        <table:table-row table:style-name="TableRow44">
          <table:table-cell table:style-name="TableCell45">
            <text:p text:style-name="TableContents"><text:span text:style-name="T46">Какие есть<text:s/></text:span><text:span text:style-name="T47">стандартные реализации интерфейса<text:s/></text:span>List<text:span text:style-name="T48"><text:s/>и в каких ситуациях их нужно использовать?</text:span></text:p>
          </table:table-cell>
          <table:table-cell table:style-name="TableCell49">
            <text:p text:style-name="TableContents"><text:span text:style-name="T50">Наиболее используемые –<text:s/></text:span>ArrayList<text:span text:style-name="T51"><text:s/>(Быстрое получение элемента и присваивание элементу значения) и<text:s/></text:span>LinkedList<text:span text:style-name="T52"><text:s/>(Быстрая вставка и удаление).</text:span></text:p>
            <text:p text:style-name="P53">Выбор в соответствии с преобладающими операциями.</text:p>
          </table:table-cell>
        </table:table-row>
        <table:table-row table:style-name="TableRow54">
          <table:table-cell table:style-name="TableCell55">
            <text:p text:style-name="P56">В чём основная идея стримов из пакета java.util.stream?</text:p>
          </table:table-cell>
          <table:table-cell table:style-name="TableCell57">
            <text:p text:style-name="P58">Упрощение работы с данными (фильтрация, сортировка итд), уменьшение количества кода.</text:p>
          </table:table-cell>
        </table:table-row>
        <table:table-row table:style-name="TableRow59">
          <table:table-cell table:style-name="TableCell60" table:number-columns-spanned="2">
            <text:p text:style-name="P61">Разное</text:p>
          </table:table-cell>
          <table:covered-table-cell/>
        </table:table-row>
        <table:table-row table:style-name="TableRow62">
          <table:table-cell table:style-name="TableCell63">
            <text:p text:style-name="P64">Каким критериям должна удовлетворять «хорошая» хэш-функция?</text:p>
          </table:table-cell>
          <table:table-cell table:style-name="TableCell65">
            <text:p text:style-name="P66">Минимальное<text:s/>количество коллизий, быстрое вычисление</text:p>
          </table:table-cell>
        </table:table-row>
        <table:table-row table:style-name="TableRow67">
          <table:table-cell table:style-name="TableCell68">
            <text:p text:style-name="P69">В чём причина популярности и широкого распространения кодировки<text:s/>UTF-8?</text:p>
          </table:table-cell>
          <table:table-cell table:style-name="TableCell70">
            <text:p text:style-name="P71">Имеет переменную длину - в нее можно закодировать любой символ. Компромисс для всех шрифтов.<text:s/></text:p>
          </table:table-cell>
        </table:table-row>
        <table:table-row table:style-name="TableRow72">
          <table:table-cell table:style-name="TableCell73">
            <text:p text:style-name="P74">Сравните форматы<text:s/>XML<text:s/>и<text:s/>JSON. Когда какой использовать?</text:p>
          </table:table-cell>
          <table:table-cell table:style-name="TableCell75">
            <text:p text:style-name="TableContents"><text:span text:style-name="T76">JSON - для доставки данных между серверами и браузерами</text:span><text:span text:style-name="T77"><text:s/>(быстрая передача данных за счет компактного размера).<text:s/></text:span>XML<text:span text:style-name="T78"><text:s/></text:span><text:span text:style-name="T79">–</text:span><text:span text:style-name="T80"><text:s/></text:span><text:span text:style-name="T81">для хранения данных на сервере (п</text:span><text:span text:style-name="T82">ростота отладки и</text:span><text:span text:style-name="T83"><text:s/>б</text:span><text:span text:style-name="T84">езопасность)</text:span></text:p>
          </table:table-cell>
        </table:table-row>
        <table:table-row table:style-name="TableRow85">
          <table:table-cell table:style-name="TableCell86">
            <text:p text:style-name="TableContents"><text:span text:style-name="T87">Опишите что будет происходить «под капотом» после ввода адреса сайта в браузере и нажатия<text:s/></text:span>Enter<text:span text:style-name="T88">?</text:span></text:p>
          </table:table-cell>
          <table:table-cell table:style-name="TableCell89">
            <text:p text:style-name="TableContents"><text:span text:style-name="T90">Браузер по домену запрашивает<text:s/></text:span>IP<text:span text:style-name="T91">-</text:span><text:span text:style-name="T92">адрес у<text:s/></text:span>DNS<text:span text:style-name="T93"><text:s/></text:span><text:span text:style-name="T94">сервера, далее по<text:s/></text:span>IP<text:span text:style-name="T95"><text:s/></text:span><text:span text:style-name="T96">устанавливается соединение с сервером, отправляется<text:s/></text:span>HTTP<text:span text:style-name="T97"><text:s/></text:span><text:span text:style-name="T98">запрос, сервер обрабатывает запрос и отправляет ответ. Браузер обрабатывает ответ и обрисовывает веб-страницу.</text:span></text:p>
          </table:table-cell>
        </table:table-row>
      </table:table>
      <text:p text:style-name="P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лександр</dc:creator>
    <meta:creation-date>2017-10-20T23:40:00Z</meta:creation-date>
    <dc:date>2021-09-25T19:50:00Z</dc:date>
    <meta:template xlink:href="Normal.dotm" xlink:type="simple"/>
    <meta:editing-cycles>6</meta:editing-cycles>
    <meta:editing-duration>PT19140S</meta:editing-duration>
    <meta:document-statistic meta:page-count="1" meta:paragraph-count="4" meta:word-count="299" meta:character-count="2005" meta:row-count="14" meta:non-whitespace-character-count="1710"/>
  </office:meta>
</office:document-meta>
</file>